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258cm" fo:margin-left="-0.199cm" table:align="left" style:writing-mode="lr-tb"/>
    </style:style>
    <style:style style:name="Tableau1.A" style:family="table-column">
      <style:table-column-properties style:column-width="16.701cm"/>
    </style:style>
    <style:style style:name="Tableau1.B" style:family="table-column">
      <style:table-column-properties style:column-width="1.217cm"/>
    </style:style>
    <style:style style:name="Tableau1.C" style:family="table-column">
      <style:table-column-properties style:column-width="1.341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9.311cm" fo:margin-left="-0.199cm" table:align="left" style:writing-mode="lr-tb"/>
    </style:style>
    <style:style style:name="Tableau2.A" style:family="table-column">
      <style:table-column-properties style:column-width="16.701cm"/>
    </style:style>
    <style:style style:name="Tableau2.B" style:family="table-column">
      <style:table-column-properties style:column-width="1.27cm"/>
    </style:style>
    <style:style style:name="Tableau2.C" style:family="table-column">
      <style:table-column-properties style:column-width="1.341cm"/>
    </style:style>
    <style:style style:name="Tableau2.1" style:family="table-row">
      <style:table-row-properties style:min-row-height="0.961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9.311cm" fo:margin-left="-0.199cm" table:align="left" style:writing-mode="lr-tb"/>
    </style:style>
    <style:style style:name="Tableau3.A" style:family="table-column">
      <style:table-column-properties style:column-width="16.701cm"/>
    </style:style>
    <style:style style:name="Tableau3.B" style:family="table-column">
      <style:table-column-properties style:column-width="1.27cm"/>
    </style:style>
    <style:style style:name="Tableau3.C" style:family="table-column">
      <style:table-column-properties style:column-width="1.341cm"/>
    </style:style>
    <style:style style:name="Tableau3.1" style:family="table-row">
      <style:table-row-properties style:min-row-height="0.82cm"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.2" style:family="table-row">
      <style:table-row-properties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9.311cm" fo:margin-left="-0.199cm" table:align="left" style:writing-mode="lr-tb"/>
    </style:style>
    <style:style style:name="Tableau4.A" style:family="table-column">
      <style:table-column-properties style:column-width="16.701cm"/>
    </style:style>
    <style:style style:name="Tableau4.B" style:family="table-column">
      <style:table-column-properties style:column-width="1.27cm"/>
    </style:style>
    <style:style style:name="Tableau4.C" style:family="table-column">
      <style:table-column-properties style:column-width="1.341cm"/>
    </style:style>
    <style:style style:name="Tableau4.1" style:family="table-row">
      <style:table-row-properties style:min-row-height="0.792cm"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4.2" style:family="table-row">
      <style:table-row-properties style:keep-together="true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weight="bold" style:font-weight-asian="bold" style:font-name-complex="Ari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3" style:family="paragraph" style:parent-style-name="Standard"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1pt" style:font-size-asian="11pt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9">GRILLE D’EVALUATION D’UN SITE <text:s/>INTERNET</text:p>
      <text:p text:style-name="P1"/>
      <text:p text:style-name="Standard"/>
      <text:p text:style-name="P5">Nom et adresse du site : </text:p>
      <text:p text:style-name="Standard"><text:span text:style-name="T1">Chemin d’accès au site </text:span><text:span text:style-name="T2">(BCDI ou moteur de recherche) : </text:span></text:p>
      <text:p text:style-name="P4"/>
      <text:p text:style-name="P5">Site évalué par : </text:p>
      <text:p text:style-name="P5">Date : 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CONTENU DU SITE</text:p>
          </table:table-cell>
          <table:table-cell table:style-name="Tableau1.A1" office:value-type="string">
            <text:p text:style-name="P2">OUI</text:p>
          </table:table-cell>
          <table:table-cell table:style-name="Tableau1.C1" office:value-type="string">
            <text:p text:style-name="P2">NON</text:p>
          </table:table-cell>
        </table:table-row>
        <table:table-row table:style-name="Tableau1.2">
          <table:table-cell table:style-name="Tableau1.A2" office:value-type="string">
            <text:p text:style-name="P6">L’auteur du site est-il clairement identifié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8"><text:span text:style-name="T1">S’agit-il d’un site officiel (ex : .gouv, .</text:span><text:span text:style-name="T1">univ-, etc…) ?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L’adresse électronique de l’auteur est-elle disponible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L’information est-elle clairement rédigée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Le sujet traité est-il clairement annoncé dans la page d’accueil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8"><text:span text:style-name="T1">L’auteur renvoie-t-il à d’autres source</text:span><text:span text:style-name="T1">s d’information ?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Les informations données sont-elles régulièrement actualisées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Les illustrations ajoutent-elles de la valeur au contenu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>Sont-elles légendées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STRUCTURE ET NAVIGATION</text:p>
          </table:table-cell>
          <table:table-cell table:style-name="Tableau2.A1" office:value-type="string">
            <text:p text:style-name="P2">OUI</text:p>
          </table:table-cell>
          <table:table-cell table:style-name="Tableau2.C1" office:value-type="string">
            <text:p text:style-name="P2">NON</text:p>
          </table:table-cell>
        </table:table-row>
        <table:table-row table:style-name="Tableau2.2">
          <table:table-cell table:style-name="Tableau2.A2" office:value-type="string">
            <text:p text:style-name="P6">L’adresse du site est-elle parlante et courte ?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8"><text:span text:style-name="T1">La page d’accueil est-elle bien renseignée ? </text:span><text:span text:style-name="T3">(plan du site ou de la page)</text:span>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8"><text:span text:style-name="T1">La navigation dans le site est-elle bien conçue ? </text:span><text:span text:style-name="T3">(sommaire toujours visible, liens hypertexte, moteur de recherche interne au site, mise en page claire)</text:span>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 table:style-name="Tableau2.2">
          <table:table-cell table:style-name="Tableau2.A2" office:value-type="string">
            <text:p text:style-name="P8"><text:span text:style-name="T1">Le texte est-il facilement lisible ? </text:span><text:span text:style-name="T3">(police, taille, couleur…)</text:span>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DROITS D’AUTEUR ET DROIT A L’IMAGE</text:p>
          </table:table-cell>
          <table:table-cell table:style-name="Tableau3.A1" office:value-type="string">
            <text:p text:style-name="P3">OUI</text:p>
          </table:table-cell>
          <table:table-cell table:style-name="Tableau3.C1" office:value-type="string">
            <text:p text:style-name="P3">NON</text:p>
          </table:table-cell>
        </table:table-row>
        <table:table-row table:style-name="Tableau3.2">
          <table:table-cell table:style-name="Tableau3.A2" office:value-type="string">
            <text:p text:style-name="P6">L’auteur mentionne-t-il ses propres sources d’information ? </text:p>
          </table:table-cell>
          <table:table-cell table:style-name="Tableau3.A2" office:value-type="string">
            <text:p text:style-name="P6"/>
          </table:table-cell>
          <table:table-cell table:style-name="Tableau3.C2" office:value-type="string">
            <text:p text:style-name="P6"/>
          </table:table-cell>
        </table:table-row>
        <table:table-row table:style-name="Tableau3.2">
          <table:table-cell table:style-name="Tableau3.A2" office:value-type="string">
            <text:p text:style-name="P6">Les sources des images ou des photographies sont-elles indiquées ?</text:p>
          </table:table-cell>
          <table:table-cell table:style-name="Tableau3.A2" office:value-type="string">
            <text:p text:style-name="P6"/>
          </table:table-cell>
          <table:table-cell table:style-name="Tableau3.C2" office:value-type="string">
            <text:p text:style-name="P6"/>
          </table:table-cell>
        </table:table-row>
      </table:table>
      <text:p text:style-name="Standard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">EVALUATION DU SITE</text:p>
          </table:table-cell>
          <table:table-cell table:style-name="Tableau4.A1" office:value-type="string">
            <text:p text:style-name="P3">OUI</text:p>
          </table:table-cell>
          <table:table-cell table:style-name="Tableau4.C1" office:value-type="string">
            <text:p text:style-name="P3">NON</text:p>
          </table:table-cell>
        </table:table-row>
        <table:table-row table:style-name="Tableau4.2">
          <table:table-cell table:style-name="Tableau4.A2" office:value-type="string">
            <text:p text:style-name="P6">Je considère les informations de ce site fiables</text:p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/>
          </table:table-cell>
        </table:table-row>
        <table:table-row table:style-name="Tableau4.2">
          <table:table-cell table:style-name="Tableau4.A2" office:value-type="string">
            <text:p text:style-name="P6">Je retiens l’adresse de ce site pour ma recherche documentaire</text:p>
          </table:table-cell>
          <table:table-cell table:style-name="Tableau4.A2" office:value-type="string">
            <text:p text:style-name="P6"/>
          </table:table-cell>
          <table:table-cell table:style-name="Tableau4.C2" office:value-type="string">
            <text:p text:style-name="P6"/>
          </table:table-cell>
        </table:table-row>
      </table:table>
      <text:p text:style-name="Standard"/>
      <text:p text:style-name="P5"/>
      <text:p text:style-name="P5"/>
      <text:p text:style-name="P5"/>
      <text:p text:style-name="P5"/>
      <text:p text:style-name="P5"/>
      <text:p text:style-name="P7">Document réalisé par Florence Bouvelle, CDI Lycée Clemenceau, Reims, 2011.</text:p>
      <text:p text:style-name="P7">Sources utilisées : </text:p>
      <text:p text:style-name="P7">Vuillaume Françoise. Grille d’analyse d’un site ou d’une page internet [en ligne]. Bibliothèque de l’INSA, Lyon, 2006.</text:p>
      <text:p text:style-name="P7">Vicente Anna. Collège Roumanille. 2004-2005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RILLE D’EVALUATION D’UN SITE  INTERNET</dc:title>
    <meta:creation-date>2011-08-08T18:17:11.39</meta:creation-date>
    <meta:editing-cycles>1</meta:editing-cycles>
    <meta:editing-duration>P0D</meta:editing-duration>
    <meta:generator>OpenOffice.org/3.3$Win32 OpenOffice.org_project/330m20$Build-9567</meta:generator>
    <meta:initial-creator>laurent maziere</meta:initial-creator>
    <meta:document-statistic meta:table-count="4" meta:image-count="0" meta:object-count="0" meta:page-count="1" meta:paragraph-count="38" meta:word-count="241" meta:character-count="1553"/>
  </office:meta>
</office:document-meta>
</file>